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5"/>
    <style:style style:name="P2" style:family="paragraph" style:parent-style-name="Quotations" style:list-style-name="L15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<text:span text:style-name="Strong_20_Emphasis">Considering complexity limits</text:span></text:p>
      <text:p text:style-name="Text_20_body">I need to approach this logically, keeping things concise but structured. I'll start with a definition, then explain how complexity limits restrict things, and touch on architecture. I should also mention computational complexity and the idea of combinatorial explosion. This will help frame the issue clearly. Alright, let's break it down step by step and make sure I cover all the important aspects without overcomplicating things. Vamos muy bien, Fab. Sigamos el mismo patrón con <text:span text:style-name="Strong_20_Emphasis">5 — Límites de complejidad</text:span>, que es donde aparece de frente la explosión combinatoria y la teoría de la complejidad computacional, pero explicada en términos lógicos y accesibles.</text:p>
      <text:p text:style-name="Horizontal_20_Line"/>
      <text:h text:style-name="Heading_20_2" text:outline-level="2">1. Qué significa el límite de complejidad, lógicamente</text:h>
      <text:p text:style-name="Text_20_body">Incluso si ignoramos velocidad, energía, memoria y ruido, hay un límite puramente <text:span text:style-name="Strong_20_Emphasis">combinatorio</text:span>:</text:p>
      <text:list xml:id="list490428102" text:style-name="L1">
        <text:list-item>
          <text:p text:style-name="P4">El número de posibles estados de un sistema crece <text:span text:style-name="Strong_20_Emphasis">explosivamente</text:span> con el tamaño. </text:p>
        </text:list-item>
        <text:list-item>
          <text:p text:style-name="P4">El número de posibles soluciones de muchos problemas crece <text:span text:style-name="Strong_20_Emphasis">más rápido</text:span> de lo que cualquier sistema finito puede explorar. </text:p>
        </text:list-item>
        <text:list-item>
          <text:p text:style-name="P3">Hay problemas para los que <text:span text:style-name="Strong_20_Emphasis">no existe algoritmo eficiente conocido</text:span> (y quizá no exista). </text:p>
        </text:list-item>
      </text:list>
      <text:p text:style-name="Text_20_body">En términos lógicos:</text:p>
      <text:p text:style-name="Quotations">Hay problemas cuya complejidad crece tan rápido<text:line-break/>que ningún sistema finito puede explorarlos exhaustivamente<text:line-break/>ni encontrar soluciones óptimas en tiempo razonable.</text:p>
      <text:p text:style-name="Text_20_body">No es un límite de hardware: es un límite de estructura.</text:p>
      <text:p text:style-name="Horizontal_20_Line"/>
      <text:h text:style-name="Heading_20_2" text:outline-level="2">2. Cómo restringe esto la inteligencia de un sistema</text:h>
      <text:p text:style-name="Text_20_body">El límite de complejidad afecta a:</text:p>
      <text:h text:style-name="Heading_20_3" text:outline-level="3">2.1. Búsqueda de soluciones</text:h>
      <text:p text:style-name="Text_20_body">En muchos problemas:</text:p>
      <text:list xml:id="list2539663901" text:style-name="L2">
        <text:list-item>
          <text:p text:style-name="P6">el espacio de búsqueda es gigantesco </text:p>
        </text:list-item>
        <text:list-item>
          <text:p text:style-name="P6">el número de combinaciones posibles es astronómico </text:p>
        </text:list-item>
        <text:list-item>
          <text:p text:style-name="P5">explorar todas las opciones es imposible </text:p>
        </text:list-item>
      </text:list>
      <text:p text:style-name="Text_20_body">Esto limita:</text:p>
      <text:list xml:id="list774380359" text:style-name="L3">
        <text:list-item>
          <text:p text:style-name="P8">la capacidad de encontrar soluciones óptimas </text:p>
        </text:list-item>
        <text:list-item>
          <text:p text:style-name="P8">la posibilidad de planificar exhaustivamente </text:p>
        </text:list-item>
        <text:list-item>
          <text:p text:style-name="P7">la viabilidad de “probar todo y elegir lo mejor” </text:p>
        </text:list-item>
      </text:list>
      <text:p text:style-name="Horizontal_20_Line"><text:soft-page-break/></text:p>
      <text:h text:style-name="Heading_20_3" text:outline-level="3">2.2. Predicción de sistemas complejos</text:h>
      <text:p text:style-name="Text_20_body">En sistemas con muchas variables:</text:p>
      <text:list xml:id="list3508871900" text:style-name="L4">
        <text:list-item>
          <text:p text:style-name="P10">pequeñas diferencias iniciales producen grandes diferencias finales </text:p>
        </text:list-item>
        <text:list-item>
          <text:p text:style-name="P10">el número de posibles futuros crece explosivamente </text:p>
        </text:list-item>
        <text:list-item>
          <text:p text:style-name="P9">simular todos los futuros es imposible </text:p>
        </text:list-item>
      </text:list>
      <text:p text:style-name="Text_20_body">Esto limita:</text:p>
      <text:list xml:id="list2721654930" text:style-name="L5">
        <text:list-item>
          <text:p text:style-name="P12">la capacidad de prever con precisión </text:p>
        </text:list-item>
        <text:list-item>
          <text:p text:style-name="P12">la posibilidad de control total </text:p>
        </text:list-item>
        <text:list-item>
          <text:p text:style-name="P11">la idea de “omnisciencia” práctica </text:p>
        </text:list-item>
      </text:list>
      <text:p text:style-name="Horizontal_20_Line"/>
      <text:h text:style-name="Heading_20_3" text:outline-level="3">2.3. Profundidad de razonamiento</text:h>
      <text:p text:style-name="Text_20_body">Algunos problemas requieren cadenas de razonamiento tan largas y ramificadas que:</text:p>
      <text:list xml:id="list2321962537" text:style-name="L6">
        <text:list-item>
          <text:p text:style-name="P14">el árbol de posibilidades crece demasiado rápido </text:p>
        </text:list-item>
        <text:list-item>
          <text:p text:style-name="P14">el número de caminos posibles es inabarcable </text:p>
        </text:list-item>
        <text:list-item>
          <text:p text:style-name="P13">la evaluación exhaustiva es inviable </text:p>
        </text:list-item>
      </text:list>
      <text:p text:style-name="Text_20_body">Esto limita:</text:p>
      <text:list xml:id="list1886569423" text:style-name="L7">
        <text:list-item>
          <text:p text:style-name="P16">la profundidad de planificación </text:p>
        </text:list-item>
        <text:list-item>
          <text:p text:style-name="P16">la capacidad de demostrar ciertas cosas </text:p>
        </text:list-item>
        <text:list-item>
          <text:p text:style-name="P15">la posibilidad de “pensarlo todo” </text:p>
        </text:list-item>
      </text:list>
      <text:p text:style-name="Horizontal_20_Line"/>
      <text:h text:style-name="Heading_20_2" text:outline-level="2">3. Qué arquitectura minimiza el impacto del límite de complejidad</text:h>
      <text:p text:style-name="Text_20_body">Aquí viene la parte clave:<text:line-break/><text:span text:style-name="Strong_20_Emphasis">si no puedes explorar todo, ni calcular todo, ni prever todo,<text:line-break/>¿qué tipo de sistema sigue siendo inteligente?</text:span></text:p>
      <text:p text:style-name="Text_20_body">La respuesta lógica es:<text:line-break/>uno que <text:span text:style-name="Strong_20_Emphasis">renuncia a la exhaustividad</text:span> y adopta estrategias estructurales.</text:p>
      <text:p text:style-name="Horizontal_20_Line"/>
      <text:h text:style-name="Heading_20_3" text:outline-level="3">3.1. Heurísticas en lugar de óptimos</text:h>
      <text:p text:style-name="Text_20_body">La arquitectura óptima:</text:p>
      <text:list xml:id="list4193967278" text:style-name="L8">
        <text:list-item>
          <text:p text:style-name="P18">no busca la mejor solución posible </text:p>
        </text:list-item>
        <text:list-item>
          <text:p text:style-name="P18"><text:soft-page-break/>busca soluciones suficientemente buenas </text:p>
        </text:list-item>
        <text:list-item>
          <text:p text:style-name="P18">usa reglas de decisión aproximadas </text:p>
        </text:list-item>
        <text:list-item>
          <text:p text:style-name="P17">explora solo una fracción del espacio </text:p>
        </text:list-item>
      </text:list>
      <text:p text:style-name="Text_20_body">Lógicamente:</text:p>
      <text:p text:style-name="Quotations">La inteligencia práctica no es la que encuentra el óptimo absoluto,<text:line-break/>sino la que encuentra buenas soluciones con coste limitado.</text:p>
      <text:p text:style-name="Horizontal_20_Line"/>
      <text:h text:style-name="Heading_20_3" text:outline-level="3">3.2. Priorización y poda</text:h>
      <text:p text:style-name="Text_20_body">Si el espacio de posibilidades es enorme, el sistema debe:</text:p>
      <text:list xml:id="list3818244479" text:style-name="L9">
        <text:list-item>
          <text:p text:style-name="P20"><text:span text:style-name="Strong_20_Emphasis">priorizar</text:span> qué ramas explorar </text:p>
        </text:list-item>
        <text:list-item>
          <text:p text:style-name="P20"><text:span text:style-name="Strong_20_Emphasis">podar</text:span> ramas poco prometedoras </text:p>
        </text:list-item>
        <text:list-item>
          <text:p text:style-name="P19">abandonar caminos que no parecen útiles </text:p>
        </text:list-item>
      </text:list>
      <text:p text:style-name="Text_20_body">Esto reduce el tamaño efectivo del problema.</text:p>
      <text:p text:style-name="Horizontal_20_Line"/>
      <text:h text:style-name="Heading_20_3" text:outline-level="3">3.3. Descomposición del problema</text:h>
      <text:p text:style-name="Text_20_body">En lugar de atacar un problema gigantesco como un todo:</text:p>
      <text:list xml:id="list3161032198" text:style-name="L10">
        <text:list-item>
          <text:p text:style-name="P22">se divide en subproblemas </text:p>
        </text:list-item>
        <text:list-item>
          <text:p text:style-name="P22">cada subproblema es más simple </text:p>
        </text:list-item>
        <text:list-item>
          <text:p text:style-name="P22">se resuelven por separado </text:p>
        </text:list-item>
        <text:list-item>
          <text:p text:style-name="P21">se combinan las soluciones </text:p>
        </text:list-item>
      </text:list>
      <text:p text:style-name="Text_20_body">Esto reduce la complejidad aparente.</text:p>
      <text:p text:style-name="Horizontal_20_Line"/>
      <text:h text:style-name="Heading_20_3" text:outline-level="3">3.4. Uso de estructuras del mundo</text:h>
      <text:p text:style-name="Text_20_body">La arquitectura óptima explota <text:span text:style-name="Strong_20_Emphasis">regularidades</text:span>:</text:p>
      <text:list xml:id="list3130111292" text:style-name="L11">
        <text:list-item>
          <text:p text:style-name="P24">simetrías </text:p>
        </text:list-item>
        <text:list-item>
          <text:p text:style-name="P24">patrones </text:p>
        </text:list-item>
        <text:list-item>
          <text:p text:style-name="P24">invariantes </text:p>
        </text:list-item>
        <text:list-item>
          <text:p text:style-name="P23">restricciones </text:p>
        </text:list-item>
      </text:list>
      <text:p text:style-name="Text_20_body">No trata el problema como un caos total, sino como algo estructurado.</text:p>
      <text:p text:style-name="Text_20_body">Esto permite:</text:p>
      <text:list xml:id="list50636087" text:style-name="L12">
        <text:list-item>
          <text:p text:style-name="P26">reducir el espacio de búsqueda </text:p>
        </text:list-item>
        <text:list-item>
          <text:p text:style-name="P26">reutilizar soluciones </text:p>
        </text:list-item>
        <text:list-item>
          <text:p text:style-name="P25">generalizar a partir de pocos ejemplos </text:p>
        </text:list-item>
      </text:list>
      <text:p text:style-name="Horizontal_20_Line"><text:soft-page-break/></text:p>
      <text:h text:style-name="Heading_20_3" text:outline-level="3">3.5. Representaciones adecuadas</text:h>
      <text:p text:style-name="Text_20_body">La complejidad no solo está en el problema, sino en cómo lo representas.</text:p>
      <text:p text:style-name="Text_20_body">Arquitectura óptima:</text:p>
      <text:list xml:id="list978333945" text:style-name="L13">
        <text:list-item>
          <text:p text:style-name="P28">elige representaciones que hagan el problema más tratable </text:p>
        </text:list-item>
        <text:list-item>
          <text:p text:style-name="P28">transforma problemas difíciles en otros más simples </text:p>
        </text:list-item>
        <text:list-item>
          <text:p text:style-name="P27">usa niveles de abstracción que reduzcan la combinatoria </text:p>
        </text:list-item>
      </text:list>
      <text:p text:style-name="Horizontal_20_Line"/>
      <text:h text:style-name="Heading_20_3" text:outline-level="3">3.6. Aprendizaje en lugar de cálculo desde cero</text:h>
      <text:p text:style-name="Text_20_body">Si un problema se repite:</text:p>
      <text:list xml:id="list787284721" text:style-name="L14">
        <text:list-item>
          <text:p text:style-name="P30">no tiene sentido resolverlo desde cero cada vez </text:p>
        </text:list-item>
        <text:list-item>
          <text:p text:style-name="P30">es mejor aprender patrones </text:p>
        </text:list-item>
        <text:list-item>
          <text:p text:style-name="P29">y reutilizar soluciones anteriores </text:p>
        </text:list-item>
      </text:list>
      <text:p text:style-name="Text_20_body">Esto reduce el coste efectivo de problemas complejos recurrentes.</text:p>
      <text:p text:style-name="Horizontal_20_Line"/>
      <text:h text:style-name="Heading_20_2" text:outline-level="2">4. Resumen lógico del punto</text:h>
      <text:p text:style-name="Text_20_body">Podemos condensarlo así:</text:p>
      <text:p text:style-name="Quotations">Dado que muchos problemas tienen complejidad explosiva,<text:line-break/>la arquitectura que minimiza el impacto del límite de complejidad es aquella que:</text:p>
      <text:list xml:id="list3002774759" text:style-name="L15">
        <text:list-item>
          <text:p text:style-name="P2">renuncia a la exhaustividad </text:p>
        </text:list-item>
        <text:list-item>
          <text:p text:style-name="P2">usa heurísticas en lugar de óptimos </text:p>
        </text:list-item>
        <text:list-item>
          <text:p text:style-name="P2">prioriza y poda el espacio de búsqueda </text:p>
        </text:list-item>
        <text:list-item>
          <text:p text:style-name="P2">descompone problemas en subproblemas </text:p>
        </text:list-item>
        <text:list-item>
          <text:p text:style-name="P2">explota la estructura y los patrones del mundo </text:p>
        </text:list-item>
        <text:list-item>
          <text:p text:style-name="P1">aprende y reutiliza soluciones en lugar de recalcular </text:p>
        </text:list-item>
      </text:list>
      <text:p text:style-name="Text_20_body">De nuevo, esto es pura teoría de sistemas bajo restricciones formales.<text:line-break/>Más adelante, la revelación será que <text:span text:style-name="Strong_20_Emphasis">la vida encarna exactamente este tipo de inteligencia no exhaustiva pero altamente efectiva</text:span>.</text:p>
      <text:p text:style-name="Horizontal_20_Line"/>
      <text:p text:style-name="Text_20_body">Si quieres, seguimos con el siguiente límite (estabilidad, tamaño, tiempo, etc.), o hacemos una pequeña pausa para revisar la coherencia global de los cinco primer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8:37:00.912000000</meta:creation-date>
    <dc:date>2026-04-03T18:45:15.370000000</dc:date>
    <meta:editing-duration>PT8M14S</meta:editing-duration>
    <meta:editing-cycles>1</meta:editing-cycles>
    <meta:document-statistic meta:table-count="0" meta:image-count="0" meta:object-count="0" meta:page-count="4" meta:paragraph-count="97" meta:word-count="830" meta:character-count="5260" meta:non-whitespace-character-count="4526"/>
    <meta:generator>LibreOffice/7.3.5.2$Windows_X86_64 LibreOffice_project/184fe81b8c8c30d8b5082578aee2fed2ea847c01</meta:generator>
  </office:meta>
</office:document-meta>
</file>